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pitch="variable" style:font-charset="x-symbol"/>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Standard">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Contents_20_2">
      <style:paragraph-properties>
        <style:tab-stops>
          <style:tab-stop style:position="0cm"/>
        </style:tab-stops>
      </style:paragraph-properties>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Heading_20_2">
      <style:paragraph-properties fo:break-before="page"/>
    </style:style>
    <style:style style:name="P23" style:family="paragraph" style:parent-style-name="List">
      <style:text-properties fo:font-style="normal" fo:background-color="transparent" style:font-style-asian="normal" style:font-style-complex="normal"/>
    </style:style>
    <style:style style:name="P24" style:family="paragraph" style:parent-style-name="Heading_20_TOC" style:master-page-name="Index">
      <style:paragraph-properties style:page-number="1"/>
    </style:styl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Standard" style:master-page-name="Index">
      <style:paragraph-properties style:page-number="auto"/>
    </style:style>
    <style:style style:name="P28" style:family="paragraph" style:parent-style-name="Standard">
      <style:text-properties fo:background-color="transparent"/>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font-size-asian="8.75pt" style:font-size-complex="10pt"/>
    </style:style>
    <style:style style:name="T13" style:family="text">
      <style:text-properties style:font-name="Optima1" fo:font-size="10pt" style:text-underline-style="none" style:font-size-asian="10pt" style:font-size-complex="10pt"/>
    </style:style>
    <style:style style:name="T14" style:family="text">
      <style:text-properties style:font-name="Optima1" fo:font-size="10pt" style:text-underline-style="none" fo:background-color="transparent" style:font-size-asian="10pt" style:font-size-complex="10pt"/>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style:font-name="Monaco1" fo:font-size="9pt" style:font-size-asian="9pt" style:font-size-complex="9pt"/>
    </style:style>
    <style:style style:name="T19"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7">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August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Requirements <text:s text:c="3"/><text:tab/>4</text:p>
          <text:p text:style-name="P20">LDAP Server <text:s text:c="2"/><text:tab/>4</text:p>
          <text:p text:style-name="P20">Microsoft Active Directory <text:s text:c="2"/><text:tab/>4</text:p>
          <text:p text:style-name="P20">Other or No Solution <text:s text:c="2"/><text:tab/>5</text:p>
          <text:p text:style-name="P20">IMAP Server and Trust <text:s text:c="2"/><text:tab/>6</text:p>
          <text:p text:style-name="P21">Chapter 4<text:tab/>Installation <text:s text:c="2"/><text:tab/>7</text:p>
          <text:p text:style-name="P20">Red Hat Enterprise Linux v5 or v6 <text:s text:c="2"/><text:tab/>7</text:p>
          <text:p text:style-name="P20">Debian 6.0 (“Squeeze”), Ubuntu 11.10 (“Oneiric Ocelot”) and Ubuntu 12.04 (“Precise Pangolin”) <text:s text:c="2"/><text:tab/>8</text:p>
          <text:p text:style-name="P21">Chapter 5<text:tab/>Configuration <text:s text:c="2"/><text:tab/>9</text:p>
          <text:p text:style-name="P20">SOGo Configuration <text:s text:c="2"/><text:tab/>9</text:p>
          <text:p text:style-name="P20">Samba 4 Configuration <text:s text:c="2"/><text:tab/>9</text:p>
          <text:p text:style-name="P20">OpenChange Configuration <text:s text:c="2"/><text:tab/>10</text:p>
          <text:p text:style-name="P20">Apache Configuration for Web Services <text:s text:c="2"/><text:tab/>11</text:p>
          <text:p text:style-name="P20">Name Service Configuration for Web Services <text:s text:c="2"/><text:tab/>12</text:p>
          <text:p text:style-name="P21">Chapter 6<text:tab/>Adding Users <text:s text:c="2"/><text:tab/>13</text:p>
          <text:p text:style-name="P21">Chapter 7<text:tab/>Microsoft Outlook 2003, 2007 and 2010 Configuration <text:s text:c="2"/><text:tab/>14</text:p>
          <text:p text:style-name="P21">Chapter 8<text:tab/>Known Issues or Limitations <text:s text:c="2"/><text:tab/>15</text:p>
          <text:p text:style-name="P20">Current Limitations <text:s text:c="2"/><text:tab/>15</text:p>
          <text:p text:style-name="P21">Chapter 9<text:tab/>Additional Information <text:s text:c="2"/><text:tab/>17</text:p>
          <text:p text:style-name="P21">Chapter 10<text:tab/>Commercial Support and Contact Information <text:s text:c="2"/><text:tab/>18</text:p>
        </text:index-body>
      </text:table-of-content>
      <text:p text:style-name="Standard"/>
      <text:h text:style-name="P25"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6"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2"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6"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2"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9">:</text:span></text:p>
      <text:p text:style-name="Code"><text:span text:style-name="T6">deb http://backports.debian.org/debian-backports squeeze-backports main</text:span></text:p>
      <text:p text:style-name="Standard"><text:line-break/>Then install the dependencies:</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6"/><text:bookmark text:name="line-315"/>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Next, you can start Samba using the usual command :</text:p>
      <text:p text:style-name="Code">/etc/init.d/samba4 start</text:p>
      <text:p text:style-name="Code"/>
      <text:p text:style-name="Standard">On RHEL, make sure SELinux is disabled. </text:p>
      <text:p text:style-name="P8">You can also launch the OpenChange web services:</text:p>
      <text:p text:style-name="Code"><text:span text:style-name="Code_20__28_inline_29_">/etc/init.d/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5805174218795088231" text:style-name="L1">
        <text:list-item>
          <text:p text:style-name="P29"><text:span text:style-name="T1">OCS Manager</text:span> which is used for autodiscovery and freebusy lookups on Outlook 2007 and 2010</text:p>
        </text:list-item>
        <text:list-item>
          <text:p text:style-name="P29"><text:span text:style-name="T1">RPC Proxy</text:span> which is used for RPC over HTTP (“Outlook Anywhere”)</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7171321512496724296"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p>
        </text:list-item>
      </text:list>
      <text:h text:style-name="P26"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3"> on Debian-based distributions).</text:span></text:p>
      <text:p text:style-name="Standard"><text:span text:style-name="T14">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6"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 To remove any data associated to a user, remove the database table </text:span><text:span text:style-name="T8">socfs_&lt;username&gt;</text:span><text:span text:style-name="T4"> entirely by issuing a </text:span><text:span text:style-name="Code_20__28_inline_29_"><text:span text:style-name="T4">DROP TABLE</text:span></text:span><text:span text:style-name="T4"> command and remove the</text:span><text:span text:style-name="T8"> </text:span><text:span text:style-name="Code_20__28_inline_29_"><text:span text:style-name="T4">/var/lib/samba/private/mapistore/&lt;username&gt;</text:span></text:span><text:span text:style-name="T4"> directory. You will also need to cleanup the database file </text:span><text:span text:style-name="Code_20__28_inline_29_"><text:span text:style-name="T4">/var/lib/samba/private/mapistore/penchange.ldb</text:span></text:span><text:span text:style-name="T4"> from entries related to the user using the command-line tool </text:span><text:span text:style-name="Code_20__28_inline_29_"><text:span text:style-name="T4">ldbdel</text:span></text:span><text:span text:style-name="T4">.</text:span></text:p>
      <text:p text:style-name="P23">❏<text:tab/>The “Out of Office Assitant” will not currently work. This feature has not been implemented.</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pitch="variable" style:font-charset="x-symbol"/>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2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19</meta:editing-cycles>
    <meta:editing-duration>P3DT19H5M2S</meta:editing-duration>
    <dc:date>2012-08-24T10:41:00</dc:date>
    <meta:document-statistic meta:table-count="0" meta:image-count="2" meta:object-count="0" meta:page-count="20" meta:paragraph-count="313" meta:word-count="3341" meta:character-count="22914"/>
    <meta:user-defined meta:name="Info 1"/>
    <meta:user-defined meta:name="Info 2"/>
    <meta:user-defined meta:name="Info 3"/>
    <meta:user-defined meta:name="Info 4"/>
  </office:meta>
</office:document-meta>
</file>